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528cm" fo:min-width="7.372cm"/>
      <style:paragraph-properties style:writing-mode="lr-tb"/>
    </style:style>
    <style:style style:name="gr2" style:family="graphic" style:parent-style-name="standard">
      <style:graphic-properties svg:stroke-color="#729fcf" draw:fill-color="#dddddd" draw:textarea-horizontal-align="justify" draw:textarea-vertical-align="middle" draw:auto-grow-height="false" fo:min-height="2.426cm" fo:min-width="4.066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3.575cm" fo:min-width="2.846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876cm" fo:min-width="3.1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6.9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719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marker-start="Стили_20_стрелок_20_3" draw:marker-start-width="0.3cm" draw:textarea-vertical-align="middle"/>
    </style:style>
    <style:style style:name="gr11" style:family="graphic" style:parent-style-name="standard">
      <style:graphic-properties draw:marker-start="Стили_20_стрелок_20_5" draw:marker-start-width="0.3cm" draw:textarea-vertical-align="middle"/>
    </style:style>
    <style:style style:name="gr12" style:family="graphic" style:parent-style-name="standard">
      <style:graphic-properties draw:marker-start="Стили_20_стрелок_20_7" draw:marker-start-width="0.3cm" draw:textarea-vertical-align="middle"/>
    </style:style>
    <style:style style:name="gr13" style:family="graphic" style:parent-style-name="standard">
      <style:graphic-properties draw:marker-start="Стили_20_стрелок_20_8" draw:marker-start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1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margin-top="0.42cm" fo:margin-bottom="0.35cm"/>
      <style:text-properties fo:font-size="15pt" fo:font-weight="bold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5pt" fo:font-weight="bold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8.5cm" svg:height="3cm" svg:x="8.75cm" svg:y="2cm">
          <text:p text:style-name="P1">ArrayWithl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7.25cm" svg:height="4.25cm" svg:x="9.25cm" svg:y="7cm">
          <text:p text:style-name="P1">string[] arr1;</text:p>
          <text:p text:style-name="P1">string[] arr2;</text:p>
          <text:p text:style-name="P1">string[] arr3;</text:p>
          <text:p text:style-name="P1">Lenght=3;</text:p>
          <text:p text:style-name="P1">count=0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.5cm" svg:height="5cm" svg:x="11.5cm" svg:y="13.2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4" draw:text-style-name="P3" draw:layer="layout" svg:width="7.25cm" svg:height="4.25cm" svg:x="11.25cm" svg:y="20cm">
          <text:p text:style-name="P1">if(array[i].Length &lt;=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5.5cm" svg:height="2.25cm" svg:x="1.75cm" svg:y="22cm">
          <text:p text:style-name="P1">result[count] = array[i];</text:p>
          <text:p text:style-name="P1">count++;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.535cm" svg:height="7.2cm" draw:transform="rotate (-0.00872664625997224) translate (13.063cm 14cm)">
          <draw:text-box>
            <text:p text:style-name="P4">For (</text:p>
            <text:p text:style-name="P4">int i = 0; </text:p>
            <text:p text:style-name="P4">i &lt; length;</text:p>
            <text:p text:style-name="P4"><text:s/>i++)</text:p>
          </draw:text-box>
        </draw:frame>
        <draw:custom-shape draw:style-name="gr7" draw:text-style-name="P1" draw:layer="layout" svg:width="0.001cm" svg:height="2cm" svg:x="13.2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001cm" svg:height="2.25cm" svg:x="14.5cm" svg:y="11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6" draw:layer="layout" svg:x1="5cm" svg:y1="22cm" svg:x2="5cm" svg:y2="16.75cm">
          <text:p/>
        </draw:line>
        <draw:line draw:style-name="gr10" draw:text-style-name="P1" draw:layer="layout" svg:x1="7.5cm" svg:y1="22.75cm" svg:x2="12.5cm" svg:y2="22.75cm">
          <text:p/>
        </draw:line>
        <draw:line draw:style-name="gr11" draw:text-style-name="P1" draw:layer="layout" svg:x1="12cm" svg:y1="16.5cm" svg:x2="5cm" svg:y2="16.75cm">
          <text:p/>
        </draw:line>
        <draw:line draw:style-name="gr12" draw:text-style-name="P1" draw:layer="layout" svg:x1="12.25cm" svg:y1="17.5cm" svg:x2="11.75cm" svg:y2="21.75cm">
          <text:p/>
        </draw:line>
        <draw:line draw:style-name="gr13" draw:text-style-name="P1" draw:layer="layout" svg:x1="15cm" svg:y1="20cm" svg:x2="15cm" svg:y2="18.25cm">
          <text:p/>
        </draw:line>
        <draw:frame draw:style-name="gr14" draw:text-style-name="P7" draw:layer="layout" svg:width="1.75cm" svg:height="1.423cm" svg:x="11cm" svg:y="18.75cm">
          <draw:text-box>
            <text:p>no</text:p>
          </draw:text-box>
        </draw:frame>
        <draw:frame draw:style-name="gr15" draw:text-style-name="P7" draw:layer="layout" svg:width="1.75cm" svg:height="0.962cm" svg:x="8.75cm" svg:y="23.25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18:50:59.541673889</meta:creation-date>
    <meta:editing-duration>PT1M24S</meta:editing-duration>
    <meta:editing-cycles>2</meta:editing-cycles>
    <meta:generator>LibreOffice/7.3.2.2$Linux_X86_64 LibreOffice_project/30$Build-2</meta:generator>
    <dc:date>2023-01-08T19:02:32.254186131</dc:date>
    <meta:document-statistic meta:object-count="15"/>
  </office:meta>
</office:document-meta>
</file>